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5.498cm" fo:min-width="8.68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5.512cm" fo:min-width="8.691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542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81cm" svg:stroke-color="#ff542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Fine_20_Dashed" svg:stroke-width="0.081cm" svg:stroke-color="#ff542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Fine_20_Dashed" svg:stroke-width="0.081cm" svg:stroke-color="#ff542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text-properties fo:color="#ff5429"/>
    </style:style>
    <style:style style:name="P6" style:family="paragraph">
      <loext:graphic-properties draw:fill="none" draw:fill-color="#ffffff"/>
      <style:text-properties fo:color="#ff5429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color="#ff5429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76cm" svg:height="7.936cm" svg:x="5.218cm" svg:y="9.1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959.569294894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9.271cm" svg:height="5.842cm" svg:x="5.191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397cm" svg:y1="14.208cm" svg:x2="19.669cm" svg:y2="14.208cm">
          <text:p/>
        </draw:line>
        <draw:line draw:style-name="gr3" draw:text-style-name="P3" draw:layer="layout" svg:x1="10.017cm" svg:y1="22.336cm" svg:x2="10.017cm" svg:y2="4.937cm">
          <text:p/>
        </draw:line>
        <draw:line draw:style-name="gr4" draw:text-style-name="P3" draw:layer="layout" svg:x1="4.175cm" svg:y1="20.05cm" svg:x2="15.097cm" svg:y2="9.128cm">
          <text:p/>
        </draw:line>
        <draw:line draw:style-name="gr5" draw:text-style-name="P3" draw:layer="layout" svg:x1="4.175cm" svg:y1="20.051cm" svg:x2="10.018cm" svg:y2="14.208cm">
          <text:p/>
        </draw:line>
        <draw:line draw:style-name="gr6" draw:text-style-name="P3" draw:layer="layout" svg:x1="15.097cm" svg:y1="9.131cm" svg:x2="15.859cm" svg:y2="8.369cm">
          <text:p/>
        </draw:line>
        <draw:frame draw:style-name="gr7" draw:text-style-name="P4" draw:layer="layout" svg:width="1.937cm" svg:height="0.806cm" svg:x="9.89cm" svg:y="14.135cm">
          <draw:text-box>
            <text:p><text:span text:style-name="T1">(0,0,0)</text:span></text:p>
          </draw:text-box>
        </draw:frame>
        <draw:frame draw:style-name="gr8" draw:text-style-name="P6" draw:layer="layout" svg:width="0.82cm" svg:height="0.962cm" svg:x="18.145cm" svg:y="14.243cm">
          <draw:text-box>
            <text:p text:style-name="P5"><text:span text:style-name="T2">x</text:span></text:p>
          </draw:text-box>
        </draw:frame>
        <draw:frame draw:style-name="gr8" draw:text-style-name="P6" draw:layer="layout" svg:width="0.82cm" svg:height="0.962cm" svg:x="10.045cm" svg:y="5.743cm">
          <draw:text-box>
            <text:p text:style-name="P5"><text:span text:style-name="T2">y</text:span></text:p>
          </draw:text-box>
        </draw:frame>
        <draw:frame draw:style-name="gr8" draw:text-style-name="P6" draw:layer="layout" svg:width="0.82cm" svg:height="0.962cm" svg:x="14.345cm" svg:y="7.943cm">
          <draw:text-box>
            <text:p text:style-name="P5"><text:span text:style-name="T2">z</text:span></text:p>
          </draw:text-box>
        </draw:frame>
        <draw:frame draw:style-name="gr9" draw:text-style-name="P7" draw:layer="layout" svg:width="2.102cm" svg:height="0.806cm" svg:x="12.491cm" svg:y="16.335cm">
          <draw:text-box>
            <text:p><text:span text:style-name="T3">(1,-1,0)</text:span></text:p>
          </draw:text-box>
        </draw:frame>
        <draw:frame draw:style-name="gr7" draw:text-style-name="P7" draw:layer="layout" svg:width="1.937cm" svg:height="0.806cm" svg:x="12.492cm" svg:y="11.335cm">
          <draw:text-box>
            <text:p><text:span text:style-name="T3">(1,1,0)</text:span></text:p>
          </draw:text-box>
        </draw:frame>
        <draw:frame draw:style-name="gr9" draw:text-style-name="P7" draw:layer="layout" svg:width="2.267cm" svg:height="0.806cm" svg:x="5.091cm" svg:y="16.335cm">
          <draw:text-box>
            <text:p><text:span text:style-name="T3">(-1,-1,0)</text:span></text:p>
          </draw:text-box>
        </draw:frame>
        <draw:frame draw:style-name="gr9" draw:text-style-name="P7" draw:layer="layout" svg:width="2.102cm" svg:height="0.806cm" svg:x="5.092cm" svg:y="11.335cm">
          <draw:text-box>
            <text:p><text:span text:style-name="T3">(-1,1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6:47:04.650114114</meta:creation-date>
    <dc:date>2019-03-28T17:14:18.087454320</dc:date>
    <meta:editing-duration>PT16M38S</meta:editing-duration>
    <meta:editing-cycles>5</meta:editing-cycles>
    <meta:generator>LibreOffice/6.1.5.2$Linux_X86_64 LibreOffice_project/10$Build-2</meta:generator>
    <meta:document-statistic meta:object-count="15"/>
  </office:meta>
</office:document-meta>
</file>